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ar(--bs-font-monospace)" svg:font-family="var(--bs-font-monospace)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ListParagraph" style:list-style-name="LFO2" style:family="paragraph"/>
    <style:style style:name="T5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9" style:parent-style-name="Normal" style:family="paragraph">
      <style:text-properties fo:language="nl" fo:country="NL"/>
    </style:style>
    <style:style style:name="P20" style:parent-style-name="ListParagraph" style:list-style-name="LFO2" style:family="paragraph"/>
    <style:style style:name="T21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2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1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3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3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5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3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7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3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9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4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41" style:parent-style-name="Normal" style:family="paragraph">
      <style:text-properties fo:language="nl" fo:country="NL"/>
    </style:style>
    <style:style style:name="P42" style:parent-style-name="ListParagraph" style:list-style-name="LFO2" style:family="paragraph">
      <style:paragraph-properties fo:margin-bottom="0in" fo:line-height="100%" fo:background-color="#E5E5E5"/>
    </style:style>
    <style:style style:name="T43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4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4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7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4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9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5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1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5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53" style:parent-style-name="Normal" style:family="paragraph">
      <style:text-properties fo:language="nl" fo:country="NL"/>
    </style:style>
    <style:style style:name="P54" style:parent-style-name="ListParagraph" style:list-style-name="LFO2" style:family="paragraph">
      <style:paragraph-properties fo:margin-bottom="0in" fo:line-height="100%" fo:background-color="#E5E5E5"/>
    </style:style>
    <style:style style:name="T55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5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7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5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9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6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61" style:parent-style-name="Normal" style:family="paragraph">
      <style:text-properties fo:language="nl" fo:country="NL"/>
    </style:style>
    <style:style style:name="P62" style:parent-style-name="ListParagraph" style:list-style-name="LFO2" style:family="paragraph"/>
    <style:style style:name="T63" style:parent-style-name="Hyperlink" style:family="text">
      <style:text-properties style:font-name="Courier New" style:font-name-complex="Courier New" fo:font-size="10pt" style:font-size-asian="10pt" style:font-size-complex="10pt" fo:background-color="#E5E5E5" style:text-underline-type="none"/>
    </style:style>
    <style:style style:name="T6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70" style:parent-style-name="Normal" style:family="paragraph">
      <style:text-properties fo:language="nl" fo:country="NL"/>
    </style:style>
    <style:style style:name="P71" style:parent-style-name="ListParagraph" style:list-style-name="LFO2" style:family="paragraph">
      <style:paragraph-properties fo:margin-bottom="0in" fo:line-height="100%" fo:background-color="#E5E5E5"/>
    </style:style>
    <style:style style:name="T72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73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4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75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6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77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8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79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0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81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2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83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4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85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8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87" style:parent-style-name="Normal" style:family="paragraph">
      <style:text-properties fo:language="nl" fo:country="NL"/>
    </style:style>
    <style:style style:name="P88" style:parent-style-name="ListParagraph" style:list-style-name="LFO2" style:family="paragraph">
      <style:paragraph-properties fo:margin-bottom="0in" fo:line-height="100%" fo:background-color="#E5E5E5"/>
    </style:style>
    <style:style style:name="T89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9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1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9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9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5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9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7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9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99" style:parent-style-name="Normal" style:family="paragraph">
      <style:text-properties fo:language="nl" fo:country="NL"/>
    </style:style>
    <style:style style:name="P100" style:parent-style-name="ListParagraph" style:list-style-name="LFO2" style:family="paragraph">
      <style:paragraph-properties fo:margin-bottom="0in" fo:line-height="100%" fo:background-color="#E5E5E5"/>
    </style:style>
    <style:style style:name="T101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0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0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0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0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0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07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0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09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11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11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1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13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1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15" style:parent-style-name="DefaultParagraphFont" style:family="text">
      <style:text-properties style:font-name="var(--bs-font-monospace)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11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17" style:parent-style-name="Normal" style:family="paragraph">
      <style:text-properties fo:language="nl" fo:country="NL"/>
    </style:style>
    <style:style style:name="P118" style:parent-style-name="ListParagraph" style:list-style-name="LFO2" style:family="paragraph">
      <style:paragraph-properties fo:margin-bottom="0in" fo:line-height="100%" fo:background-color="#E5E5E5"/>
    </style:style>
    <style:style style:name="T119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2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21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2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2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2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25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2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27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12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29" style:parent-style-name="Normal" style:family="paragraph">
      <style:text-properties fo:language="nl" fo:country="NL"/>
    </style:style>
    <style:style style:name="P130" style:parent-style-name="ListParagraph" style:list-style-name="LFO2" style:family="paragraph">
      <style:paragraph-properties fo:margin-bottom="0in" fo:line-height="100%" fo:background-color="#E5E5E5"/>
    </style:style>
    <style:style style:name="T131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3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3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3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3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3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37" style:parent-style-name="Normal" style:family="paragraph">
      <style:text-properties fo:language="nl" fo:country="NL"/>
    </style:style>
    <style:style style:name="P138" style:parent-style-name="ListParagraph" style:list-style-name="LFO2" style:family="paragraph">
      <style:paragraph-properties fo:margin-bottom="0in" fo:line-height="100%" fo:background-color="#E5E5E5"/>
    </style:style>
    <style:style style:name="T139" style:parent-style-name="DefaultParagraphFont" style:family="text">
      <style:text-properties style:font-name="var(--bs-font-monospace)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4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1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42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3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44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5" style:parent-style-name="DefaultParagraphFont" style:family="text">
      <style:text-properties style:font-name="var(--bs-font-monospace)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46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7" style:parent-style-name="DefaultParagraphFont" style:family="text">
      <style:text-properties style:font-name="var(--bs-font-monospace)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48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9" style:parent-style-name="DefaultParagraphFont" style:family="text">
      <style:text-properties style:font-name="var(--bs-font-monospace)" style:font-name-asian="Times New Roman" style:font-name-complex="Courier New" fo:color="#116644" style:letter-kerning="false" fo:font-size="10pt" style:font-size-asian="10pt" style:font-size-complex="10pt" style:language-asian="en" style:country-asian="NL"/>
    </style:style>
    <style:style style:name="T150" style:parent-style-name="DefaultParagraphFont" style:family="text">
      <style:text-properties style:font-name="var(--bs-font-monospace)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</office:automatic-styles>
  <office:body>
    <office:text text:use-soft-page-breaks="true">
      <text:p text:style-name="P1">Sql deel 2</text:p>
      <text:p text:style-name="P2"/>
      <text:p text:style-name="P3">Bier06</text:p>
      <text:list text:style-name="LFO2" text:continue-numbering="true">
        <text:list-item>
          <text:p text:style-name="P4"><text:a xlink:href="http://localhost/phpmyadmin/url.php?url=https://dev.mysql.com/doc/refman/8.0/en/select.html" office:target-frame-name="mysql_doc" xlink:show="replace"><text:span text:style-name="T5">SELECT</text:span></text:a><text:span text:style-name="T6"> kroegcode</text:span><text:span text:style-name="T7">,</text:span><text:span text:style-name="T8"> naam</text:span><text:span text:style-name="T9">,</text:span><text:span text:style-name="T10"> plaats </text:span><text:span text:style-name="T11">FROM</text:span><text:span text:style-name="T12"> kroeg </text:span><text:span text:style-name="T13">WHERE</text:span><text:span text:style-name="T14"> plaats </text:span><text:span text:style-name="T15">=</text:span><text:span text:style-name="T16"> </text:span><text:span text:style-name="T17">'BREDA'</text:span><text:span text:style-name="T18">;</text:span></text:p>
        </text:list-item>
      </text:list>
      <text:p text:style-name="P19">Bier07</text:p>
      <text:list text:style-name="LFO2" text:continue-numbering="true">
        <text:list-item>
          <text:p text:style-name="P20"><text:a xlink:href="http://localhost/phpmyadmin/url.php?url=https://dev.mysql.com/doc/refman/8.0/en/select.html" office:target-frame-name="mysql_doc" xlink:show="replace"><text:span text:style-name="T21">SELECT</text:span></text:a><text:span text:style-name="T22"> kroegcode</text:span><text:span text:style-name="T23">,</text:span><text:span text:style-name="T24"> naam</text:span><text:span text:style-name="T25">,</text:span><text:span text:style-name="T26"> plaats </text:span><text:span text:style-name="T27">FROM</text:span><text:span text:style-name="T28"> kroeg </text:span><text:span text:style-name="T29">WHERE</text:span><text:span text:style-name="T30"> plaats </text:span><text:span text:style-name="T31">=</text:span><text:span text:style-name="T32"> </text:span><text:span text:style-name="T33">'BREDA'</text:span><text:span text:style-name="T34"> </text:span><text:a xlink:href="http://localhost/phpmyadmin/url.php?url=https://dev.mysql.com/doc/refman/8.0/en/logical-operators.html%23operator_and" office:target-frame-name="mysql_doc" xlink:show="replace"><text:span text:style-name="T35">AND</text:span></text:a><text:span text:style-name="T36"> plaats </text:span><text:span text:style-name="T37">=</text:span><text:span text:style-name="T38"> </text:span><text:span text:style-name="T39">'NIJKERK'</text:span><text:span text:style-name="T40">;</text:span></text:p>
        </text:list-item>
      </text:list>
      <text:p text:style-name="P41">Bier08</text:p>
      <text:list text:style-name="LFO2" text:continue-numbering="true">
        <text:list-item>
          <text:p text:style-name="P42"><text:a xlink:href="http://localhost/phpmyadmin/url.php?url=https://dev.mysql.com/doc/refman/8.0/en/select.html" office:target-frame-name="mysql_doc" xlink:show="replace"><text:span text:style-name="T43">SELECT</text:span></text:a><text:span text:style-name="T44"> naam, stijl </text:span><text:span text:style-name="T45">FROM</text:span><text:span text:style-name="T46"> bier </text:span><text:span text:style-name="T47">WHERE</text:span><text:span text:style-name="T48"> stijl </text:span><text:span text:style-name="T49">=</text:span><text:span text:style-name="T50"> </text:span><text:span text:style-name="T51">'PILSEN'</text:span><text:span text:style-name="T52">;</text:span></text:p>
        </text:list-item>
      </text:list>
      <text:p text:style-name="P53">Bier09</text:p>
      <text:list text:style-name="LFO2" text:continue-numbering="true">
        <text:list-item>
          <text:p text:style-name="P54"><text:a xlink:href="http://localhost/phpmyadmin/url.php?url=https://dev.mysql.com/doc/refman/8.0/en/select.html" office:target-frame-name="mysql_doc" xlink:show="replace"><text:span text:style-name="T55">SELECT</text:span></text:a><text:span text:style-name="T56"> </text:span><text:span text:style-name="T57">DISTINCT</text:span><text:span text:style-name="T58"> land </text:span><text:span text:style-name="T59">FROM</text:span><text:span text:style-name="T60"> brouwer;</text:span></text:p>
        </text:list-item>
      </text:list>
      <text:p text:style-name="P61">Bier10</text:p>
      <text:list text:style-name="LFO2" text:continue-numbering="true">
        <text:list-item>
          <text:p text:style-name="P62"><text:a xlink:href="http://localhost/phpmyadmin/url.php?url=https://dev.mysql.com/doc/refman/8.0/en/select.html" office:target-frame-name="mysql_doc" xlink:show="replace"><text:span text:style-name="T63">SELECT</text:span></text:a><text:span text:style-name="T64"> </text:span><text:span text:style-name="T65">DISTINCT</text:span><text:span text:style-name="T66"> plaats </text:span><text:span text:style-name="T67">FROM</text:span><text:span text:style-name="T68"> kroeg</text:span><text:span text:style-name="T69">;</text:span></text:p>
        </text:list-item>
      </text:list>
      <text:p text:style-name="P70">Bier11</text:p>
      <text:list text:style-name="LFO2" text:continue-numbering="true">
        <text:list-item>
          <text:p text:style-name="P71"><text:a xlink:href="http://localhost/phpmyadmin/url.php?url=https://dev.mysql.com/doc/refman/8.0/en/select.html" office:target-frame-name="mysql_doc" xlink:show="replace"><text:span text:style-name="T72">SELECT</text:span></text:a><text:span text:style-name="T73"> naam, stijl, alcohol </text:span><text:span text:style-name="T74">FROM</text:span><text:span text:style-name="T75"> bier </text:span><text:span text:style-name="T76">WHERE</text:span><text:span text:style-name="T77"> stijl </text:span><text:span text:style-name="T78">=</text:span><text:span text:style-name="T79"> </text:span><text:span text:style-name="T80">'PILSEN'</text:span><text:span text:style-name="T81"> </text:span><text:a xlink:href="http://localhost/phpmyadmin/url.php?url=https://dev.mysql.com/doc/refman/8.0/en/logical-operators.html%23operator_and" office:target-frame-name="mysql_doc" xlink:show="replace"><text:span text:style-name="T82">AND</text:span></text:a><text:span text:style-name="T83"> alcohol </text:span><text:span text:style-name="T84">&lt;</text:span><text:span text:style-name="T85">5</text:span><text:span text:style-name="T86">;</text:span></text:p>
        </text:list-item>
      </text:list>
      <text:p text:style-name="P87">3DP05</text:p>
      <text:list text:style-name="LFO2" text:continue-numbering="true">
        <text:list-item>
          <text:p text:style-name="P88"><text:a xlink:href="http://localhost/phpmyadmin/url.php?url=https://dev.mysql.com/doc/refman/8.0/en/select.html" office:target-frame-name="mysql_doc" xlink:show="replace"><text:span text:style-name="T89">SELECT</text:span></text:a><text:span text:style-name="T90"> idklant, plaats, telefoon </text:span><text:span text:style-name="T91">FROM</text:span><text:span text:style-name="T92"> klant </text:span><text:span text:style-name="T93">WHERE</text:span><text:span text:style-name="T94"> plaats </text:span><text:span text:style-name="T95">=</text:span><text:span text:style-name="T96"> </text:span><text:span text:style-name="T97">"Spijkenisse"</text:span><text:span text:style-name="T98">;</text:span></text:p>
        </text:list-item>
      </text:list>
      <text:p text:style-name="P99">3DP06</text:p>
      <text:list text:style-name="LFO2" text:continue-numbering="true">
        <text:list-item>
          <text:p text:style-name="P100"><text:a xlink:href="http://localhost/phpmyadmin/url.php?url=https://dev.mysql.com/doc/refman/8.0/en/select.html" office:target-frame-name="mysql_doc" xlink:show="replace"><text:span text:style-name="T101">SELECT</text:span></text:a><text:span text:style-name="T102"> naam, plaats </text:span><text:span text:style-name="T103">FROM</text:span><text:span text:style-name="T104"> klant </text:span><text:span text:style-name="T105">WHERE</text:span><text:span text:style-name="T106"> plaats </text:span><text:span text:style-name="T107">=</text:span><text:span text:style-name="T108"> </text:span><text:span text:style-name="T109">"Hellevoetsluis"</text:span><text:span text:style-name="T110"> </text:span><text:a xlink:href="http://localhost/phpmyadmin/url.php?url=https://dev.mysql.com/doc/refman/8.0/en/logical-operators.html%23operator_and" office:target-frame-name="mysql_doc" xlink:show="replace"><text:span text:style-name="T111">AND</text:span></text:a><text:span text:style-name="T112"> plaats </text:span><text:span text:style-name="T113">=</text:span><text:span text:style-name="T114"> </text:span><text:span text:style-name="T115">"Zwolle"</text:span><text:span text:style-name="T116">;</text:span></text:p>
        </text:list-item>
      </text:list>
      <text:p text:style-name="P117">3DP07</text:p>
      <text:list text:style-name="LFO2" text:continue-numbering="true">
        <text:list-item>
          <text:p text:style-name="P118"><text:a xlink:href="http://localhost/phpmyadmin/url.php?url=https://dev.mysql.com/doc/refman/8.0/en/select.html" office:target-frame-name="mysql_doc" xlink:show="replace"><text:span text:style-name="T119">SELECT</text:span></text:a><text:span text:style-name="T120"> filmnaam, duur </text:span><text:span text:style-name="T121">FROM</text:span><text:span text:style-name="T122"> film </text:span><text:span text:style-name="T123">WHERE</text:span><text:span text:style-name="T124"> duur </text:span><text:span text:style-name="T125">&lt;</text:span><text:span text:style-name="T126"> </text:span><text:span text:style-name="T127">100</text:span><text:span text:style-name="T128">;</text:span></text:p>
        </text:list-item>
      </text:list>
      <text:p text:style-name="P129">3DP08</text:p>
      <text:list text:style-name="LFO2" text:continue-numbering="true">
        <text:list-item>
          <text:p text:style-name="P130"><text:a xlink:href="http://localhost/phpmyadmin/url.php?url=https://dev.mysql.com/doc/refman/8.0/en/select.html" office:target-frame-name="mysql_doc" xlink:show="replace"><text:span text:style-name="T131">SELECT</text:span></text:a><text:span text:style-name="T132"> </text:span><text:span text:style-name="T133">DISTINCT</text:span><text:span text:style-name="T134"> releasejaar </text:span><text:span text:style-name="T135">FROM</text:span><text:span text:style-name="T136"> film;</text:span></text:p>
        </text:list-item>
      </text:list>
      <text:p text:style-name="P137">3DP09</text:p>
      <text:list text:style-name="LFO2" text:continue-numbering="true">
        <text:list-item>
          <text:p text:style-name="P138"><text:a xlink:href="http://localhost/phpmyadmin/url.php?url=https://dev.mysql.com/doc/refman/8.0/en/select.html" office:target-frame-name="mysql_doc" xlink:show="replace"><text:span text:style-name="T139">SELECT</text:span></text:a><text:span text:style-name="T140"> </text:span><text:span text:style-name="T141">DISTINCT</text:span><text:span text:style-name="T142"> naam, postcode, plaats </text:span><text:span text:style-name="T143">FROM</text:span><text:span text:style-name="T144"> klant </text:span><text:span text:style-name="T145">WHERE</text:span><text:span text:style-name="T146"> postcode </text:span><text:span text:style-name="T147">&gt;</text:span><text:span text:style-name="T148"> </text:span><text:span text:style-name="T149">3199</text:span><text:span text:style-name="T150">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ar(--bs-font-monospace)" svg:font-family="var(--bs-font-monospace)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m-keyword" style:display-name="cm-keyword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m-punctuation" style:display-name="cm-punctuation" style:family="text" style:parent-style-name="DefaultParagraphFont"/>
    <style:style style:name="cm-operator" style:display-name="cm-operator" style:family="text" style:parent-style-name="DefaultParagraphFont"/>
    <style:style style:name="cm-string" style:display-name="cm-string" style:family="text" style:parent-style-name="DefaultParagraphFont"/>
    <style:style style:name="cm-number" style:display-name="cm-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mes de Beer</meta:initial-creator>
    <dc:creator>James de Beer</dc:creator>
    <meta:creation-date>2023-12-13T10:23:00Z</meta:creation-date>
    <dc:date>2023-12-13T11:59:00Z</dc:date>
    <meta:template xlink:href="Normal" xlink:type="simple"/>
    <meta:editing-cycles>1</meta:editing-cycles>
    <meta:editing-duration>PT4980S</meta:editing-duration>
    <meta:document-statistic meta:page-count="1" meta:paragraph-count="5" meta:word-count="380" meta:character-count="2542" meta:row-count="18" meta:non-whitespace-character-count="2167"/>
  </office:meta>
</office:document-meta>
</file>